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oudy Old Style" svg:font-family="'Goudy Old Style'" style:font-adornments="Bold" style:font-family-generic="roman" style:font-pitch="variable"/>
    <style:font-face style:name="Liberation Serif" svg:font-family="'Liberation Serif'" style:font-family-generic="roman" style:font-pitch="variable"/>
    <style:font-face style:name="Mercury Text G2 Semibold" svg:font-family="'Mercury Text G2 Semibold'" style:font-adornments="Semibold" style:font-family-generic="modern" style:font-pitch="variable"/>
    <style:font-face style:name="Modern Antiqua" svg:font-family="'Modern Antiqua'" style:font-family-generic="system" style:font-pitch="variable"/>
    <style:font-face style:name="Segoe UI" svg:font-family="'Segoe UI'" style:font-family-generic="system" style:font-pitch="variable"/>
    <style:font-face style:name="Spectral" svg:font-family="Spectral"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Exalted">
      <style:text-properties officeooo:rsid="0091a87a" officeooo:paragraph-rsid="001d7bd6"/>
    </style:style>
    <style:style style:name="P2" style:family="paragraph" style:parent-style-name="Exalted">
      <style:text-properties officeooo:rsid="00d9c504" officeooo:paragraph-rsid="001d7bd6"/>
    </style:style>
    <style:style style:name="P3" style:family="paragraph" style:parent-style-name="Exalted">
      <style:text-properties fo:font-weight="bold" officeooo:rsid="00d2d3e6" officeooo:paragraph-rsid="001d7bd6" style:font-weight-asian="bold" style:font-weight-complex="bold"/>
    </style:style>
    <style:style style:name="P4" style:family="paragraph" style:parent-style-name="Exalted">
      <style:text-properties officeooo:rsid="00d8de1f" officeooo:paragraph-rsid="001d7bd6"/>
    </style:style>
    <style:style style:name="P5" style:family="paragraph" style:parent-style-name="Exalted">
      <style:text-properties officeooo:paragraph-rsid="001d7bd6"/>
    </style:style>
    <style:style style:name="P6" style:family="paragraph" style:parent-style-name="Greater_20_Charm">
      <style:text-properties officeooo:paragraph-rsid="001d7bd6"/>
    </style:style>
    <style:style style:name="P7" style:family="paragraph" style:parent-style-name="Greater_20_Charm">
      <style:paragraph-properties fo:break-before="column"/>
      <style:text-properties officeooo:paragraph-rsid="001d7bd6"/>
    </style:style>
    <style:style style:name="P8" style:family="paragraph" style:parent-style-name="Heading_20_2" style:list-style-name="">
      <style:paragraph-properties fo:line-height="100%" fo:text-align="center" style:justify-single-word="false" fo:keep-together="always" fo:orphans="2" fo:widows="2" fo:hyphenation-ladder-count="no-limit" style:punctuation-wrap="simple"/>
      <style:text-properties officeooo:paragraph-rsid="001d7bd6" fo:hyphenate="false" fo:hyphenation-remain-char-count="2" fo:hyphenation-push-char-count="2" loext:hyphenation-no-caps="false"/>
    </style:style>
    <style:style style:name="P9" style:family="paragraph" style:parent-style-name="Heading_20_2">
      <style:paragraph-properties fo:break-before="column"/>
      <style:text-properties officeooo:paragraph-rsid="001d7bd6"/>
    </style:style>
    <style:style style:name="P10" style:family="paragraph" style:parent-style-name="Heading_20_2">
      <style:paragraph-properties fo:break-before="page"/>
      <style:text-properties officeooo:paragraph-rsid="001d7bd6"/>
    </style:style>
    <style:style style:name="P11" style:family="paragraph" style:parent-style-name="Heading_20_3">
      <style:text-properties officeooo:rsid="00b458b2" officeooo:paragraph-rsid="001d7bd6"/>
    </style:style>
    <style:style style:name="P12" style:family="paragraph" style:parent-style-name="Heading_20_3">
      <style:text-properties officeooo:paragraph-rsid="001d7bd6"/>
    </style:style>
    <style:style style:name="P13" style:family="paragraph" style:parent-style-name="Horizontal_20_Line">
      <style:text-properties officeooo:paragraph-rsid="001d7bd6"/>
    </style:style>
    <style:style style:name="T1" style:family="text">
      <style:text-properties fo:font-weight="bold" style:font-weight-asian="bold" style:font-weight-complex="bold"/>
    </style:style>
    <style:style style:name="T2" style:family="text">
      <style:text-properties fo:font-weight="bold" officeooo:rsid="00d8de1f" style:font-weight-asian="bold" style:font-weight-complex="bold"/>
    </style:style>
    <style:style style:name="T3" style:family="text">
      <style:text-properties officeooo:rsid="00d8de1f"/>
    </style:style>
    <style:style style:name="T4" style:family="text">
      <style:text-properties officeooo:rsid="00d9e54e"/>
    </style:style>
    <style:style style:name="T5" style:family="text">
      <style:text-properties officeooo:rsid="00d2d3e6"/>
    </style:style>
    <style:style style:name="T6" style:family="text">
      <style:text-properties fo:font-weight="normal" style:font-weight-asian="normal" style:font-weight-complex="normal"/>
    </style:style>
    <style:style style:name="T7" style:family="text">
      <style:text-properties officeooo:rsid="00d4138b"/>
    </style:style>
    <style:style style:name="T8" style:family="text">
      <style:text-properties fo:language="en" fo:country="US"/>
    </style:style>
    <style:style style:name="T9" style:family="text">
      <style:text-properties fo:language="en" fo:country="US" style:language-asian="zh" style:country-asian="CN" style:language-complex="hi" style:country-complex="IN"/>
    </style:style>
    <style:style style:name="T10" style:family="text">
      <style:text-properties style:language-asian="zh" style:country-asian="CN" style:language-complex="hi" style:country-complex="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2">Tiger Style</text:h>
      <text:p text:style-name="P5"><text:span text:style-name="T1">Abilities</text:span> <text:tab/>Brawl, Athletics<text:line-break/><text:span text:style-name="T1">Armor</text:span><text:tab/><text:tab/>Unarmored, Light<text:line-break/><text:span text:style-name="T2">Weapons</text:span><text:tab/><text:span text:style-name="T3">Any</text:span></text:p>
      <text:p text:style-name="P5">Tiger Stylists focus on a low-centered, wide stances, which provides both incredible balance and flexibility in their motions. Their actions are fluid and active, using their entire body in their motion full of rolls, kicks, and extensive footwork. It is not uncommon for Tiger Stylists to use the environment to their advantage, leaping off of walls and rafters in a ravaging pounce.</text:p>
      <text:p text:style-name="P2">They favor weapons that have a short reach, such as the simple bronze knuckle to the special crafted tiger claws—short pieces of metal encased <text:span text:style-name="T4">as a glove.</text:span></text:p>
      <text:p text:style-name="P13"/>
      <text:h text:style-name="P11" text:outline-level="3"><text:span text:style-name="T5">Tiger</text:span> Form</text:h>
      <text:p text:style-name="P3">Type: <text:span text:style-name="T6">Form</text:span></text:p>
      <text:p text:style-name="P4">The Tiger Stylist is ever steady, ready to use a shifting terrain to their advantage. They do not need to roll to cross unsteady or moving terrain, and suffer no penalties from being knocked down.</text:p>
      <text:p text:style-name="P4">They gain +1/1 Damage to their attacks.</text:p>
      <text:p text:style-name="P5">While in Tiger Style form, the Stylist is immune to any disadvantage from unsteady ground or being prone to attack: they may use their entire body in their strikes. As well, their attacks are vicious and carry with them the momentum, providing +1 to Base Damage.</text:p>
      <text:p text:style-name="P6"><text:span text:style-name="T7">Lesser</text:span> Techniques</text:p>
      <text:h text:style-name="P12" text:outline-level="3">Retreating Momentum</text:h>
      <text:p text:style-name="P5">Cost: 2m<text:line-break/>Type: Reflexive<text:line-break/>Mins: Brawl 2, Athletics 1</text:p>
      <text:p text:style-name="P5">On an incoming attack, the Stylist whirls around to defend themselves, enhancing their defenses with their motion. They increase both their DV by 3, but must surrender their current position by immediately taking a Move Action away from the attacker. This consumes their next Secondary Action.</text:p>
      <text:h text:style-name="P12" text:outline-level="3">Crimson Leaping Cat</text:h>
      <text:p text:style-name="P5">Cost: 4m, 1i<text:line-break/>Type: Simple<text:line-break/>Mins: Brawl 2, Athletics 1</text:p>
      <text:p text:style-name="P5">The Stylists leaps onto their target, stunning them and halting their target’s movement.</text:p>
      <text:p text:style-name="P5">Make a (Dexterity + Athletics) roll against the target’s Evasion, if successful, the target cannot move from their position for (Essence) Rounds.</text:p>
      <text:h text:style-name="P12" text:outline-level="3">Prey-Maiming Frenzy</text:h>
      <text:p text:style-name="P5">Cost: 4m, 1i<text:line-break/>Type: Supplementary<text:line-break/>Mins: Brawl 3, Athletics 2</text:p>
      <text:p text:style-name="P5">Against a stunned, paralyzed, or otherwise forcefully stationary target, the Stylist may make frenzied, brutal strikes, increasing their Base Damage by +2.</text:p>
      <text:p text:style-name="P7">Greater Techniques</text:p>
      <text:h text:style-name="P12" text:outline-level="3"><text:soft-page-break/>Bone-Shattering Bite</text:h>
      <text:p text:style-name="P5">Cost: 8m, 2i<text:line-break/>Type: Reflexive<text:line-break/>Mins: Brawl 4, Athletics 3</text:p>
      <text:p text:style-name="P5">After delivering a successful Decisive attack that deals at least 3 points of damage after all calculations have finished, the Stylists may inflict a Wound on the Physical Attributes, or disable one of the target’s limbs. Healing this damage after a combat is often a long and arduous process, often requires bones to be set. </text:p>
      <text:h text:style-name="P12" text:outline-level="3">Angry Predator Frenzy</text:h>
      <text:p text:style-name="P5">Cost: --<text:line-break/>Type: Permanent<text:line-break/>Mins: Brawl 5, Athletics 4</text:p>
      <text:p text:style-name="P5">The apex Predator stalks the jungle. While in Tiger Style Form, the Stylist permanently adds an additional (Strength)/2 to their Base Damage.</text:p>
      <text:p text:style-name="P5">As well, whenever the Stylist attacks a stunned, paralyzed, or otherwise forcefully stationary target, they may add an additional +2 damage.</text:p>
      <text:p text:style-name="P5"/>
      <text:h text:style-name="P8" text:outline-level="2"/>
      <text:h text:style-name="P12" text:outline-level="3"/>
      <text:h text:style-name="P8" text:outline-level="2"/>
      <text:h text:style-name="P10" text:outline-level="2">Octarine Angles of Impossibility</text:h>
      <text:p text:style-name="P5"><text:span text:style-name="T8">Based on</text:span><text:a xlink:type="simple" xlink:href="http://forum.theonyxpath.com/forum/main-category/exalted/326098-sma-octarine-angles-of-impossibility" text:style-name="Standard" text:visited-style-name="Standard"><text:span text:style-name="T8"> Omicron’s 2e version</text:span></text:a></text:p>
      <text:p text:style-name="P5">Abilities<text:tab/>Lore, Sorcery<text:line-break/>Weapons <text:s/><text:tab/>Unarmed <text:line-break/>Armor<text:tab/><text:tab/>None</text:p>
      <text:p text:style-name="P5">The Octarine Angles of Impossibility style delves into the concepts of nothing, that which cannot exist in reality.</text:p>
      <text:p text:style-name="P5">The Stylist is able to space and compress it in a sheering manner around enemies, which is considered a Ranged Light Weapon (+2 Acc, +0 Dmg). This uses an Int + Lore Attack.</text:p>
      <text:p text:style-name="P5">The Stylist’s anima becomes fractured and twisted, as if seen through broken glass.</text:p>
      <text:h text:style-name="P12" text:outline-level="3">Angular Time Displacement</text:h>
      <text:p text:style-name="P5">Cost: 2m<text:line-break/>Type: Supplemental (Move)<text:line-break/>Mins: Lore 2, Sorcery 1</text:p>
      <text:p text:style-name="P5">The Stylist folds Space and Time of their destination and their current position into a singular point, allowing them to cross the distance in a simple step.</text:p>
      <text:p text:style-name="P5">When taking a Move Action, the stylist does not cross any intervening places. This may be used to pass through walls, cross vertically, and across chasms.</text:p>
      <text:h text:style-name="P12" text:outline-level="3">Book of No Words</text:h>
      <text:p text:style-name="P5">Cost: 2m<text:line-break/>Type: <text:span text:style-name="T10">Simple</text:span><text:line-break/>Mins: Lore 3, Sorcery 2</text:p>
      <text:p text:style-name="P5">The Stylist speaks the language of Nothing, articulating its emptiness with perfect articulation, yet devoid of any meaning.</text:p>
      <text:p text:style-name="P5"><text:span text:style-name="T8">The Stylist takes a Distract Action of (</text:span><text:span text:style-name="T9">Wits</text:span><text:span text:style-name="T8"> + Lore) vs Resolve of all enemy characters that can hear the Stylist within Short Range.</text:span></text:p>
      <text:h text:style-name="P12" text:outline-level="3">Door to Nowhere</text:h>
      <text:p text:style-name="P5">Cost: 4m, 2i<text:line-break/>Type: <text:span text:style-name="T10">Simple</text:span><text:line-break/>Mins: Lore 4, Sorcery 3</text:p>
      <text:p text:style-name="P5">The Door to Nowhere may be opened, forcing those it touches into a state of non-existence—though this cannot last as nothing, having no properties, cannot contain something.</text:p>
      <text:p text:style-name="P5"><text:span text:style-name="T8">The Stylist makes a (</text:span><text:span text:style-name="T9">Wits</text:span><text:span text:style-name="T8"> + Sorcery) roll against the target’s Evasion. (The target may choose to not Evade.) If successful, the target ceases to exist for the next (Essence) actions, where they will reappear in a location up to one Range Band away from where they disappeared.</text:span></text:p>
      <text:p text:style-name="P5">Characters that cease to exist cannot take any actions, but are also fully protected as well.</text:p>
      <text:p text:style-name="P5">The Target gains a resistance to this effect, gaining +2 Evasion against the attack to avoid it for the remainder of the scene.</text:p>
      <text:p text:style-name="P6">Greater Techniques</text:p>
      <text:h text:style-name="P12" text:outline-level="3">Gaze of the Blind God</text:h>
      <text:p text:style-name="P5">Cost: 6m<text:line-break/>Type: <text:span text:style-name="T10">Reflexive</text:span>; Scene<text:line-break/>Mins: <text:s/>Lore 4, Sorcery 4</text:p>
      <text:p text:style-name="P5">The Stylist strikes at the very essence of their target, filling their vision and senses with overwhelming terror.</text:p>
      <text:p text:style-name="P5">On a successful ranged (<text:span text:style-name="T10">Wits</text:span> + Sorcery) vs. Resolve roll, the target will only see a terrifying visage when gazing on the Stylist—regardless of anima banner.</text:p>
      <text:p text:style-name="P5">In addition, the Stylist gains Partial Defense (+2) on any attack from the target.</text:p>
      <text:h text:style-name="P12" text:outline-level="3"><text:soft-page-break/>Lost City Labyrinth</text:h>
      <text:p text:style-name="P5">Cost: 10m<text:line-break/>Type: <text:span text:style-name="T10">Simple; Scene</text:span><text:line-break/>Mins: Lore 5, Sorcery 4</text:p>
      <text:p text:style-name="P5">The Anima Banner of the Stylist flares, arcing upwards and then envelops a sphere of up to (Essence x20) yards in radius. <text:s/>The <text:span text:style-name="T10">space</text:span> in the sphere starts <text:span text:style-name="T10">becomes more and more</text:span> twisted and broken each round as the lost city that never was erupts into reality.</text:p>
      <text:p text:style-name="P5">Those trying to exit this sphere must make a (Dexterity + Athletics) check vs the Stylist’s anima, or else be returned on the opposite side of the sphere.</text:p>
      <text:p text:style-name="P5">Space and distance becomes a broken thing in this sphere, marginally under the Stylist’s control. Once per Round, the Stylist may Reflexively warp the space around those moving or performing a ranged attack, forcing the target to make a (Dexterity + Athletics) check vs. the Stylist’s Essence level, or else find their <text:span text:style-name="T10">action</text:span> wasted.</text:p>
      <text:p text:style-name="P5"/>
      <text:p text:style-name="P5"/>
      <text:p text:style-name="P5"/>
      <text:p text:style-name="P5"/>
      <text:p text:style-name="P5"/>
      <text:p text:style-name="P5"/>
      <text:p text:style-name="P5"/>
      <text:p text:style-name="P5"/>
      <text:p text:style-name="P5"/>
      <text:p text:style-name="P5"/>
      <text:p text:style-name="P1">Silver Voiced Nightingale Styl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oudy Old Style" svg:font-family="'Goudy Old Style'" style:font-adornments="Bold" style:font-family-generic="roman" style:font-pitch="variable"/>
    <style:font-face style:name="Liberation Serif" svg:font-family="'Liberation Serif'" style:font-family-generic="roman" style:font-pitch="variable"/>
    <style:font-face style:name="Mercury Text G2 Semibold" svg:font-family="'Mercury Text G2 Semibold'" style:font-adornments="Semibold" style:font-family-generic="modern" style:font-pitch="variable"/>
    <style:font-face style:name="Modern Antiqua" svg:font-family="'Modern Antiqua'" style:font-family-generic="system" style:font-pitch="variable"/>
    <style:font-face style:name="Segoe UI" svg:font-family="'Segoe UI'" style:font-family-generic="system" style:font-pitch="variable"/>
    <style:font-face style:name="Spectral" svg:font-family="Spectral"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 style:font-family-asian="Spectral" style:font-family-generic-asian="system" style:font-pitch-asian="variable" style:font-size-asian="10pt" style:language-asian="zh" style:country-asian="CN" style:font-name-complex="Spectral"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 fo:font-family="'Goudy Old Style'" style:font-style-name="Bold" style:font-family-generic="roman" style:font-pitch="variable" fo:font-size="20pt" fo:font-style="normal" fo:text-shadow="none" fo:font-weight="bold" officeooo:rsid="001bf7cd" style:letter-kerning="false" style:font-name-asian="Modern Antiqua" style:font-family-asian="'Modern Antiqua'" style:font-family-generic-asian="system" style:font-pitch-asian="variable" style:font-size-asian="18pt" style:language-asian="zh" style:country-asian="CN" style:font-name-complex="Modern Antiqua"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master-page-name="">
      <style:paragraph-properties fo:margin-top="0in" fo:margin-bottom="0.1965in" style:contextual-spacing="false" style:page-number="auto" fo:padding="0in" fo:border-left="none" fo:border-right="none" fo:border-top="none" fo:border-bottom="0.74pt solid #000000" text:number-lines="false" text:line-number="0">
        <style:tab-stops/>
      </style:paragraph-properties>
      <style:text-properties style:use-window-font-color="true" loext:opacity="0%" fo:font-size="6pt" style:font-size-asian="6pt" style:font-size-complex="6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 fo:font-family="'Mercury Text G2 Semibold'" style:font-style-name="Semibold" style:font-family-generic="modern" style:font-pitch="variable" fo:font-size="14pt" fo:font-style="normal" fo:text-shadow="none" fo:font-weight="normal" style:letter-kerning="false" style:font-name-asian="Modern Antiqua" style:font-family-asian="'Modern Antiqua'" style:font-family-generic-asian="system" style:font-pitch-asian="variable" style:font-size-asian="12pt" style:language-asian="zh" style:country-asian="CN" style:font-name-complex="Modern Antiqua"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 fo:font-family="'Goudy Old Style'" style:font-style-name="Bold" style:font-family-generic="roman" style:font-pitch="variable" fo:font-size="18pt" fo:language="en" fo:country="none" style:text-underline-style="none" fo:font-weight="bold" style:letter-kerning="false" style:font-name-asian="Modern Antiqua" style:font-family-asian="'Modern Antiqua'" style:font-family-generic-asian="system" style:font-pitch-asian="variable" style:font-size-asian="18pt" style:language-asian="zh" style:country-asian="CN" style:font-name-complex="Modern Antiqua"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14T09:08:10.611000000</dc:date>
    <meta:editing-duration>PT1S</meta:editing-duration>
    <meta:editing-cycles>1</meta:editing-cycles>
    <meta:document-statistic meta:table-count="0" meta:image-count="0" meta:object-count="0" meta:page-count="4" meta:paragraph-count="60" meta:word-count="1008" meta:character-count="6046" meta:non-whitespace-character-count="5092"/>
    <meta:generator>LibreOffice/7.2.4.1$Windows_X86_64 LibreOffice_project/27d75539669ac387bb498e35313b970b7fe9c4f9</meta:generator>
  </office:meta>
</office:document-meta>
</file>